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.31" calcext:value-type="float">
            <text:p>46.31</text:p>
          </table:table-cell>
          <table:table-cell office:value-type="float" office:value="50.42" calcext:value-type="float">
            <text:p>50.4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.24" calcext:value-type="float">
            <text:p>42.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Overhead 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09:25.660356742</meta:creation-date>
    <meta:generator>LibreOffice/6.0.7.3$Linux_X86_64 LibreOffice_project/00m0$Build-3</meta:generator>
    <dc:date>2019-12-04T21:04:34.965082183</dc:date>
    <meta:editing-duration>PT4H14M24S</meta:editing-duration>
    <meta:editing-cycles>3</meta:editing-cycles>
    <meta:document-statistic meta:table-count="1" meta:cell-count="47" meta:object-count="0"/>
  </office:meta>
</office:document-meta>
</file>